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6"/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7">
      <style:paragraph-properties fo:margin-top="0in" fo:margin-bottom="0in"/>
    </style:style>
    <style:style style:name="P4" style:family="paragraph" style:parent-style-name="Text_20_body" style:list-style-name="L8">
      <style:paragraph-properties fo:margin-top="0in" fo:margin-bottom="0in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Minutes of Meet</text:span></text:h>
      <text:list xml:id="list13295840351" text:style-name="L2">
        <text:list-item>
          <text:p text:style-name="P2"><text:span text:style-name="Strong_20_Emphasis">Time</text:span> : 03:00 PM - 03:50 PM </text:p>
        </text:list-item>
        <text:list-item>
          <text:p text:style-name="P2"><text:span text:style-name="Strong_20_Emphasis">Date</text:span> : 12th September 2014 </text:p>
        </text:list-item>
        <text:list-item>
          <text:p text:style-name="P2"><text:span text:style-name="Strong_20_Emphasis">Reason For Meet</text:span> : System Requirements, Requirements Gathering</text:p>
        </text:list-item>
      </text:list>
      <text:list xml:id="list1018730066" text:style-name="L6">
        <text:list-item>
          <text:p text:style-name="P1"><text:span text:style-name="Strong_20_Emphasis">Plans</text:span> : </text:p>
        </text:list-item>
      </text:list>
      <text:list xml:id="list1428128358" text:style-name="L7">
        <text:list-item>
          <text:p text:style-name="P3">Elaborated on the final requirements analysis and discussed in-depth about the modules related to the system.</text:p>
        </text:list-item>
        <text:list-item>
          <text:p text:style-name="P3">Clarified some of the inconsistencies about the modules and removed ambiguities.</text:p>
        </text:list-item>
      </text:list>
      <text:list xml:id="list2154097924" text:style-name="L8">
        <text:list-item>
          <text:p text:style-name="P4">Next Meet <text:span text:style-name="T1">: 17th September, 2014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utam </meta:initial-creator>
    <meta:creation-date>2014-09-15T00:03:55</meta:creation-date>
    <dc:date>2014-09-15T00:15:55</dc:date>
    <dc:creator>Goutam </dc:creator>
    <meta:editing-duration>P0D</meta:editing-duration>
    <meta:editing-cycles>1</meta:editing-cycles>
    <meta:document-statistic meta:table-count="0" meta:image-count="0" meta:object-count="0" meta:page-count="1" meta:paragraph-count="8" meta:word-count="65" meta:character-count="368" meta:non-whitespace-character-count="315"/>
    <meta:generator>LibreOffice/3.5$Linux_X86_64 LibreOffice_project/350m1$Build-2</meta:generator>
  </office:meta>
</office:document-meta>
</file>